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3.507cm"/>
    </style:style>
    <style:style style:name="pr2" style:family="presentation" style:parent-style-name="lyt-darkblue-outline1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7cm"/>
    </style:style>
    <style:style style:name="pr5" style:family="presentation" style:parent-style-name="lyt-darkblue-outline1">
      <style:graphic-properties fo:min-height="13.715cm"/>
    </style:style>
    <style:style style:name="pr6" style:family="presentation" style:parent-style-name="lyt-darkblue-notes">
      <style:graphic-properties draw:fill-color="#ffffff" fo:min-height="11.41cm"/>
    </style:style>
    <style:style style:name="pr7" style:family="presentation" style:parent-style-name="lyt-darkblue-title">
      <style:graphic-properties fo:min-height="3.256cm"/>
    </style:style>
    <style:style style:name="pr8" style:family="presentation" style:parent-style-name="lyt-darkblue-outline1">
      <style:graphic-properties fo:min-height="13.464cm"/>
    </style:style>
    <style:style style:name="pr9" style:family="presentation" style:parent-style-name="lyt-darkblue-notes">
      <style:graphic-properties draw:fill-color="#ffffff" fo:min-height="11.15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color="#ffffff" fo:font-family="標楷體" style:font-family-generic="script" style:font-pitch="fixed" fo:font-style="normal" fo:font-weight="normal" style:font-family-asian="標楷體" style:font-family-generic-asian="script" style:font-pitch-asian="fixed" style:font-style-asian="normal" style:font-weight-asian="normal" style:font-style-complex="normal" style:font-weight-complex="normal"/>
    </style:style>
    <style:style style:name="P6" style:family="paragraph">
      <style:text-properties fo:font-family="標楷體" style:font-family-generic="script" style:font-pitch="fixed" fo:font-size="28pt" style:font-family-asian="標楷體" style:font-family-generic-asian="script" style:font-pitch-asian="fixed" style:font-size-asian="28pt" style:font-size-complex="28pt"/>
    </style:style>
    <style:style style:name="P7" style:family="paragraph">
      <style:paragraph-properties fo:text-align="center"/>
      <style:text-properties fo:color="#ffffff" fo:font-family="標楷體" style:font-family-generic="script" style:font-pitch="fixed" fo:font-style="normal" fo:font-weight="normal" style:font-family-asian="標楷體" style:font-family-generic-asian="script" style:font-pitch-asian="fixed" style:font-style-asian="normal" style:font-weight-asian="normal" style:font-style-complex="normal" style:font-weight-complex="normal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family="標楷體" style:font-family-generic="script" style:font-pitch="fixed" fo:font-size="28pt" style:font-family-asian="標楷體" style:font-family-generic-asian="script" style:font-pitch-asian="fixed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text-properties fo:font-family="標楷體" style:font-family-generic="script" style:font-pitch="fixed" fo:font-size="24pt" style:font-family-asian="標楷體" style:font-family-generic-asian="script" style:font-pitch-asian="fixed" style:font-size-asian="24pt" style:font-size-complex="24pt"/>
    </style:style>
    <style:style style:name="P12" style:family="paragraph">
      <style:text-properties fo:font-family="標楷體" style:font-family-generic="script" style:font-pitch="fixed" style:font-family-asian="標楷體" style:font-family-generic-asian="script" style:font-pitch-asian="fixe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family="標楷體" style:font-family-generic="script" style:font-pitch="fixed" style:font-family-asian="標楷體" style:font-family-generic-asian="script" style:font-pitch-asian="fixed"/>
    </style:style>
    <style:style style:name="T3" style:family="text">
      <style:text-properties fo:color="#ffffff" fo:font-family="標楷體" style:font-family-generic="script" style:font-pitch="fixed" fo:font-style="normal" fo:font-weight="normal" style:font-family-asian="標楷體" style:font-family-generic-asian="script" style:font-pitch-asian="fixed" style:font-style-asian="normal" style:font-weight-asian="normal" style:font-style-complex="normal" style:font-weight-complex="normal"/>
    </style:style>
    <style:style style:name="T4" style:family="text">
      <style:text-properties fo:font-family="標楷體" style:font-family-generic="script" style:font-pitch="fixed" fo:font-size="28pt" style:font-family-asian="標楷體" style:font-family-generic-asian="script" style:font-pitch-asian="fixed" style:font-size-asian="28pt" style:font-size-complex="28pt"/>
    </style:style>
    <style:style style:name="T5" style:family="text">
      <style:text-properties fo:color="#ffffff" fo:font-family="標楷體" style:font-family-generic="script" style:font-pitch="fixed" fo:font-style="normal" fo:font-weight="normal" style:font-family-asian="標楷體" style:font-family-generic-asian="script" style:font-pitch-asian="fixed" style:font-style-asian="normal" style:font-weight-asian="normal" style:font-style-complex="normal" style:font-weight-complex="normal"/>
    </style:style>
    <style:style style:name="T6" style:family="text">
      <style:text-properties fo:font-family="標楷體" style:font-family-generic="script" style:font-pitch="fixed" fo:font-size="28pt" style:font-family-asian="標楷體" style:font-family-generic-asian="script" style:font-pitch-asian="fixed" style:font-size-asian="28pt" style:font-size-complex="28pt"/>
    </style:style>
    <style:style style:name="T7" style:family="text">
      <style:text-properties fo:font-family="標楷體" style:font-family-generic="script" style:font-pitch="fixed" fo:font-size="28pt" style:font-family-asian="標楷體" style:font-family-generic-asian="script" style:font-pitch-asian="fixed" style:font-size-asian="28pt" style:font-size-complex="28pt"/>
    </style:style>
    <style:style style:name="T8" style:family="text">
      <style:text-properties fo:color="#ffffff" fo:font-family="標楷體" style:font-family-generic="script" style:font-pitch="fixed" fo:font-style="normal" fo:font-weight="normal" style:font-family-asian="標楷體" style:font-family-generic-asian="script" style:font-pitch-asian="fixed" style:font-style-asian="normal" style:font-weight-asian="normal" style:font-style-complex="normal" style:font-weight-complex="normal"/>
    </style:style>
    <style:style style:name="T9" style:family="text">
      <style:text-properties fo:color="#ffffff" fo:font-family="標楷體" style:font-family-generic="script" style:font-pitch="fixed" fo:font-size="24pt" fo:language="en" fo:country="US" style:font-family-asian="標楷體" style:font-family-generic-asian="script" style:font-pitch-asian="fixed" style:font-size-asian="24pt" style:language-asian="zh" style:country-asian="TW" style:font-family-complex="'Times New Roman'" style:font-family-generic-complex="roman" style:font-pitch-complex="variable" style:font-size-complex="24pt"/>
    </style:style>
    <style:style style:name="T10" style:family="text">
      <style:text-properties fo:color="#ffffff" fo:font-family="標楷體" style:font-family-generic="script" style:font-pitch="fixed" fo:font-size="28pt" fo:language="en" fo:country="US" style:font-family-asian="標楷體" style:font-family-generic-asian="script" style:font-pitch-asian="fixed" style:font-size-asian="28pt" style:language-asian="zh" style:country-asian="TW" style:font-family-complex="'Times New Roman'" style:font-family-generic-complex="roman" style:font-pitch-complex="variable" style:font-size-complex="28pt"/>
    </style:style>
    <style:style style:name="T11" style:family="text">
      <style:text-properties fo:color="#ffffff" fo:font-family="標楷體" style:font-family-generic="script" style:font-pitch="fixed" fo:font-size="28pt" fo:language="en" fo:country="US" style:font-family-asian="標楷體" style:font-family-generic-asian="script" style:font-pitch-asian="fixed" style:font-size-asian="28pt" style:language-asian="zh" style:country-asian="TW" style:font-family-complex="'Times New Roman'" style:font-family-generic-complex="roman" style:font-pitch-complex="variable" style:font-size-complex="28pt"/>
    </style:style>
    <style:style style:name="T12" style:family="text">
      <style:text-properties fo:font-family="標楷體" style:font-family-generic="script" style:font-pitch="fixed" style:font-family-asian="標楷體" style:font-family-generic-asian="script" style:font-pitch-asian="fixe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text-style-name="P2" draw:layer="layout" svg:width="23.911cm" svg:height="3.507cm" svg:x="2.058cm" svg:y="0.784cm" presentation:class="title">
          <draw:text-box>
            <text:p text:style-name="P1"><text:span text:style-name="T1">作業三</text:span><text:span text:style-name="T1">-</text:span><text:span text:style-name="T1">圖庫</text:span></text:p>
          </draw:text-box>
        </draw:frame>
        <draw:frame presentation:style-name="pr2" draw:text-style-name="P3" draw:layer="layout" svg:width="24.368cm" svg:height="13.715cm" svg:x="2.058cm" svg:y="5.453cm" presentation:class="outlin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>系所</text:span><text:span text:style-name="T2">:</text:span><text:span text:style-name="T2">資訊系</text:span></text:p>
                <text:p text:style-name="P3"><text:span text:style-name="T2">系級</text:span><text:span text:style-name="T2">:103</text:span></text:p>
                <text:p text:style-name="P3"><text:span text:style-name="T2">學生</text:span><text:span text:style-name="T2">:</text:span><text:span text:style-name="T2">俞鈞瀚</text:span></text:p>
                <text:p text:style-name="P3"><text:span text:style-name="T2">學號</text:span><text:span text:style-name="T2">:F74991057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draw:frame presentation:style-name="pr4" draw:text-style-name="P5" draw:layer="layout" svg:width="23.911cm" svg:height="3.507cm" svg:x="2.058cm" svg:y="0.784cm" presentation:class="title" presentation:user-transformed="true">
          <draw:text-box>
            <text:p text:style-name="P5"><text:span text:style-name="T3">程式說明</text:span></text:p>
          </draw:text-box>
        </draw:frame>
        <draw:frame presentation:style-name="pr5" draw:text-style-name="P6" draw:layer="layout" svg:width="24.368cm" svg:height="13.715cm" svg:x="2.058cm" svg:y="5.453cm" presentation:class="outline" presentation:user-transformed="true">
          <draw:text-box>
            <text:list text:style-name="L2">
              <text:list-item>
                <text:p text:style-name="P6"><text:span text:style-name="T4">插入</text:span><text:span text:style-name="T4">css</text:span><text:span text:style-name="T4">的部分為背景控制</text:span></text:p>
              </text:list-item>
              <text:list-item>
                <text:p text:style-name="P6"><text:span text:style-name="T4">changeImg:</text:span><text:span text:style-name="T4">更換圖片至上下頁，以</text:span><text:span text:style-name="T4">button Back &amp; Next</text:span><text:span text:style-name="T4">使用</text:span></text:p>
              </text:list-item>
              <text:list-item>
                <text:p text:style-name="P6"><text:span text:style-name="T4">selectImg:</text:span><text:span text:style-name="T4">可以直接換圖片至指定頁數，以</text:span><text:span text:style-name="T4">Back &amp; </text:span></text:p>
                <text:p text:style-name="P6"><text:span text:style-name="T4"><text:s text:c="11"/></text:span><text:span text:style-name="T4">Next</text:span><text:span text:style-name="T4">中間的頁數格更換頁數</text:span></text:p>
              </text:list-item>
              <text:list-item>
                <text:p text:style-name="P6"><text:span text:style-name="T4">largeImg():</text:span><text:span text:style-name="T4">放大圖片，只會放大一次，以</text:span><text:span text:style-name="T4">button +</text:span><text:span text:style-name="T4">使 <text:s text:c="10"/>用</text:span></text:p>
              </text:list-item>
              <text:list-item>
                <text:p text:style-name="P6"><text:span text:style-name="T4">smallImg():</text:span><text:span text:style-name="T4">縮小圖片，只會縮小一次，以</text:span><text:span text:style-name="T4">button -</text:span><text:span text:style-name="T4">使 <text:s text:c="10"/>用</text:span></text:p>
              </text:list-item>
              <text:list-item>
                <text:p text:style-name="P6"><text:span text:style-name="T4">play():</text:span><text:span text:style-name="T4">自動撥放，以</text:span><text:span text:style-name="T4">button </text:span><text:span text:style-name="T4">自動撥放 使用，</text:span></text:p>
                <text:p text:style-name="P6"><text:span text:style-name="T4"><text:s text:c="8"/></text:span><text:span text:style-name="T4">button </text:span><text:span text:style-name="T4">暫停 會停止撥放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draw:frame presentation:style-name="pr4" draw:layer="layout" svg:width="23.911cm" svg:height="3.507cm" svg:x="2.058cm" svg:y="0.784cm" presentation:class="title" presentation:user-transformed="true">
          <draw:text-box>
            <text:p text:style-name="P7"><text:span text:style-name="T5">程式說明</text:span><text:span text:style-name="T5">(</text:span><text:span text:style-name="T5">二</text:span><text:span text:style-name="T5">)</text:span></text:p>
          </draw:text-box>
        </draw:frame>
        <draw:frame presentation:style-name="pr5" draw:text-style-name="P9" draw:layer="layout" svg:width="24.368cm" svg:height="13.715cm" svg:x="2.058cm" svg:y="5.453cm" presentation:class="outline">
          <draw:text-box>
            <text:list text:style-name="L2">
              <text:list-item>
                <text:p text:style-name="P8"><text:span text:style-name="T6">fav():</text:span><text:span text:style-name="T6">新增我的最愛或移除我的最愛，以</text:span><text:span text:style-name="T6">button </text:span><text:span text:style-name="T6">新增 <text:s text:c="5"/></text:span><text:span text:style-name="T6">/</text:span><text:span text:style-name="T6">移除我的最愛最愛 使用</text:span></text:p>
              </text:list-item>
              <text:list-item>
                <text:p text:style-name="P8"><text:span text:style-name="T6">showf():</text:span><text:span text:style-name="T6">會開一個新的頁面顯示你所喜愛的圖片頁數， <text:s text:c="7"/>以</text:span><text:span text:style-name="T7">button </text:span><text:span text:style-name="T7">顯示我的最愛最愛頁數 使用</text:span></text:p>
              </text:list-item>
              <text:list-item>
                <text:p text:style-name="P8"><text:span text:style-name="T7">建議的瀏覽器</text:span><text:span text:style-name="T7">:Firefox (Google Chrome</text:span><text:span text:style-name="T7">也行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frame presentation:style-name="pr4" draw:layer="layout" svg:width="23.911cm" svg:height="3.507cm" svg:x="2.058cm" svg:y="0.784cm" presentation:class="title">
          <draw:text-box>
            <text:p text:style-name="P10"><text:span text:style-name="T8">功能介紹</text:span></text:p>
          </draw:text-box>
        </draw:frame>
        <draw:frame presentation:style-name="pr5" draw:text-style-name="P11" draw:layer="layout" svg:width="24.368cm" svg:height="13.715cm" svg:x="2.058cm" svg:y="5.453cm" presentation:class="outline" presentation:user-transformed="true">
          <draw:text-box>
            <text:list text:style-name="L2">
              <text:list-item>
                <text:p><text:span text:style-name="T9">Next</text:span><text:span text:style-name="T9">和</text:span><text:span text:style-name="T9">Back</text:span><text:span text:style-name="T9">可至上下頁，中間的頁數可直接跳至指定頁數</text:span></text:p>
              </text:list-item>
              <text:list-item>
                <text:p text:style-name="P8"><text:span text:style-name="T10">+</text:span><text:span text:style-name="T10">和</text:span><text:span text:style-name="T10">-</text:span><text:span text:style-name="T10">可放大縮小圖片</text:span><text:span text:style-name="T10">(ps.</text:span><text:span text:style-name="T10">只能一次</text:span><text:span text:style-name="T10">)</text:span></text:p>
              </text:list-item>
              <text:list-item>
                <text:p text:style-name="P8"><text:span text:style-name="T10">自動撥放和暫停</text:span><text:span text:style-name="T10">:</text:span><text:span text:style-name="T10">自動放映圖片和暫停放映</text:span></text:p>
              </text:list-item>
              <text:list-item>
                <text:p text:style-name="P8"><text:span text:style-name="T11">新增</text:span><text:span text:style-name="T11">/</text:span><text:span text:style-name="T11">移除我的最愛最愛</text:span><text:span text:style-name="T11">:</text:span><text:span text:style-name="T11">顧名思義，會</text:span><text:span text:style-name="T11">alert</text:span><text:span text:style-name="T11">出現顯示成功或移除成功</text:span></text:p>
              </text:list-item>
              <text:list-item>
                <text:p text:style-name="P8"><text:span text:style-name="T11">顯示我的最愛最愛頁數</text:span><text:span text:style-name="T11">:</text:span><text:span text:style-name="T11">會開新頁面顯示頁數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draw:frame presentation:style-name="pr7" draw:layer="layout" svg:width="23.911cm" svg:height="3.256cm" svg:x="2.058cm" svg:y="0.909cm" presentation:class="title">
          <draw:text-box>
            <text:p text:style-name="P10"><text:span text:style-name="T5">疑問求解</text:span></text:p>
          </draw:text-box>
        </draw:frame>
        <draw:frame presentation:style-name="pr8" draw:text-style-name="P12" draw:layer="layout" svg:width="24.368cm" svg:height="13.464cm" svg:x="2.058cm" svg:y="5.453cm" presentation:class="outline">
          <draw:text-box>
            <text:list text:style-name="L2">
              <text:list-item>
                <text:p text:style-name="P12"><text:span text:style-name="T12">要怎讓圖片出現在</text:span><text:span text:style-name="T12">open</text:span><text:span text:style-name="T12">的</text:span><text:span text:style-name="T12">window</text:span><text:span text:style-name="T12">裡面</text:span><text:span text:style-name="T12">?</text:span><text:span text:style-name="T12">我在寫的時候一直會導致原本頁面的圖片不見</text:span></text:p>
              </text:list-item>
              <text:list-item>
                <text:p text:style-name="P12"><text:span text:style-name="T12">星期五家裡有事所以沒去實驗室問，請助教寄解答到我的信箱</text:span><text:span text:style-name="T12">:</text:span><text:span text:style-name="T12"><text:a xlink:href="mailto:wirlly8888@hotmail.com">wirlly8888@hotmail.com</text:a></text:span></text:p>
                <text:p text:style-name="P12"><text:span text:style-name="T12"><text:s/></text:span><text:span text:style-name="T12">謝謝</text:span></text:p>
                <text:p text:style-name="P12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FZMingTi" style:font-family-generic="roman" style:font-pitch="variable" fo:font-size="24pt" fo:language="zh" fo:country="TW" style:font-family-asian="FZMingTi" style:font-pitch-asian="variable" style:font-size-asian="24pt" style:language-asian="zh" style:country-asian="TW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細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darkblue-notes" style:family="presentation">
      <style:graphic-properties text:enable-numbering="false"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darkblue-outline1" style:family="presentation">
      <style:graphic-properties text:enable-numbering="true"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0.9cm"/>
      <style:text-properties fo:color="#e6e6e6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subtitle" style:family="presentation">
      <style:graphic-properties text:enable-numbering="false"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title" style:family="presentation">
      <style:graphic-properties text:enable-numbering="false"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FZMingTi" style:font-style-name="Fett Kursiv" style:font-family-generic="swiss" style:font-pitch="variable" fo:font-size="40pt" fo:font-style="italic" fo:text-shadow="none" style:text-underline-style="none" fo:font-weight="bold" style:font-family-asian="FZMingTi" style:font-pitch-asian="variable" style:font-size-asian="40pt" style:language-asian="zh" style:country-asian="TW" style:font-style-asian="italic" style:font-weight-asian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lyt-darkblue-notes" style:list-style-name="ML2">
      <style:graphic-properties draw:stroke="none" draw:fill="none" draw:fill-color="#ffffff" draw:auto-grow-height="false" fo:min-height="11.4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Mpr1" draw:text-style-name="MP2" draw:layer="backgroundobjects" svg:width="14.517cm" svg:height="11.409cm" svg:x="3.249cm" svg:y="14.13cm" presentation:class="notes">
          <draw:text-box>
            <text:p text:style-name="MP2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dc:title>深藍</dc:title>
    <dc:description>桔黃色標題和深藍色背景</dc:description>
    <meta:creation-date>2011-10-28T21:45:37.88</meta:creation-date>
    <dc:language>zh-TW</dc:language>
    <meta:editing-cycles>3</meta:editing-cycles>
    <meta:editing-duration>PT00H38M44S</meta:editing-duration>
    <meta:initial-creator>鈞瀚 俞</meta:initial-creator>
    <dc:date>2011-11-20T21:22:12.65</dc:date>
    <dc:creator>鈞瀚 俞</dc:creator>
    <meta:document-statistic meta:object-count="30"/>
    <meta:user-defined meta:name="Info 0"/>
    <meta:user-defined meta:name="Info 1"/>
    <meta:user-defined meta:name="Info 2"/>
    <meta:user-defined meta:name="Info 3"/>
    <meta:template xlink:type="simple" xlink:actuate="onRequest" xlink:title="深藍" xlink:href="../../../../../../../Program%20Files%20(x86)/OpenOffice.org%203/Basis/share/template/zh-TW/layout/lyt-darkblue.otp" meta:date="2003-02-18T11:19:41"/>
  </office:meta>
</office:document-meta>
</file>